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1899e3b" officeooo:paragraph-rsid="02017e74"/>
    </style:style>
    <style:style style:name="P2" style:family="paragraph" style:parent-style-name="Footer">
      <style:paragraph-properties fo:text-align="center" style:justify-single-word="false"/>
      <style:text-properties officeooo:paragraph-rsid="02030ff5"/>
    </style:style>
    <style:style style:name="P3" style:family="paragraph" style:parent-style-name="Text_20_body">
      <style:paragraph-properties fo:text-align="end" style:justify-single-word="false" style:writing-mode="rl-tb"/>
      <style:text-properties officeooo:rsid="00eb6387" officeooo:paragraph-rsid="00eb6387"/>
    </style:style>
    <style:style style:name="P4" style:family="paragraph" style:parent-style-name="Text_20_body">
      <style:paragraph-properties fo:text-align="end" style:justify-single-word="false" style:writing-mode="rl-tb"/>
      <style:text-properties officeooo:rsid="02211345" officeooo:paragraph-rsid="02239c81"/>
    </style:style>
    <style:style style:name="P5" style:family="paragraph" style:parent-style-name="Text_20_body">
      <style:paragraph-properties fo:text-align="end" style:justify-single-word="false" style:writing-mode="rl-tb"/>
      <style:text-properties officeooo:rsid="0222e98e" officeooo:paragraph-rsid="0222e98e"/>
    </style:style>
    <style:style style:name="P6" style:family="paragraph" style:parent-style-name="Text_20_body">
      <style:paragraph-properties fo:text-align="end" style:justify-single-word="false" style:writing-mode="rl-tb"/>
      <style:text-properties officeooo:rsid="02239c81" officeooo:paragraph-rsid="02239c81"/>
    </style:style>
    <style:style style:name="P7" style:family="paragraph" style:parent-style-name="Text_20_body">
      <style:paragraph-properties fo:text-align="end" style:justify-single-word="false" style:writing-mode="rl-tb"/>
      <style:text-properties officeooo:rsid="0223bda0" officeooo:paragraph-rsid="0223bda0"/>
    </style:style>
    <style:style style:name="P8" style:family="paragraph" style:parent-style-name="Text_20_body">
      <style:paragraph-properties fo:text-align="end" style:justify-single-word="false" style:writing-mode="rl-tb"/>
      <style:text-properties officeooo:rsid="022445d1" officeooo:paragraph-rsid="022445d1"/>
    </style:style>
    <style:style style:name="P9" style:family="paragraph" style:parent-style-name="Text_20_body">
      <style:paragraph-properties fo:text-align="end" style:justify-single-word="false" style:writing-mode="rl-tb"/>
      <style:text-properties officeooo:rsid="02278a60" officeooo:paragraph-rsid="02278a60"/>
    </style:style>
    <style:style style:name="P10" style:family="paragraph" style:parent-style-name="Text_20_body">
      <style:paragraph-properties fo:text-align="end" style:justify-single-word="false" style:writing-mode="rl-tb"/>
      <style:text-properties officeooo:rsid="0227ca1c" officeooo:paragraph-rsid="0227ca1c"/>
    </style:style>
    <style:style style:name="P11" style:family="paragraph" style:parent-style-name="Text_20_body">
      <style:paragraph-properties fo:text-align="end" style:justify-single-word="false" style:writing-mode="rl-tb"/>
      <style:text-properties officeooo:rsid="022ece9e" officeooo:paragraph-rsid="022ece9e"/>
    </style:style>
    <style:style style:name="P12" style:family="paragraph" style:parent-style-name="Text_20_body">
      <style:paragraph-properties fo:text-align="end" style:justify-single-word="false" style:writing-mode="rl-tb"/>
      <style:text-properties officeooo:rsid="022f230d" officeooo:paragraph-rsid="022f230d"/>
    </style:style>
    <style:style style:name="P13" style:family="paragraph" style:parent-style-name="Text_20_body">
      <style:paragraph-properties fo:text-align="end" style:justify-single-word="false" style:writing-mode="rl-tb"/>
      <style:text-properties officeooo:rsid="022fa3da" officeooo:paragraph-rsid="022fa3da"/>
    </style:style>
    <style:style style:name="P14" style:family="paragraph" style:parent-style-name="Text_20_body">
      <style:paragraph-properties fo:text-align="end" style:justify-single-word="false" style:writing-mode="rl-tb"/>
      <style:text-properties officeooo:rsid="02301ce9" officeooo:paragraph-rsid="02301ce9"/>
    </style:style>
    <style:style style:name="P15" style:family="paragraph" style:parent-style-name="Text_20_body">
      <style:paragraph-properties fo:text-align="end" style:justify-single-word="false" style:writing-mode="rl-tb"/>
      <style:text-properties officeooo:rsid="02327274" officeooo:paragraph-rsid="02327274"/>
    </style:style>
    <style:style style:name="P16" style:family="paragraph" style:parent-style-name="Text_20_body">
      <style:paragraph-properties fo:text-align="end" style:justify-single-word="false" style:writing-mode="rl-tb"/>
      <style:text-properties officeooo:rsid="023397e7" officeooo:paragraph-rsid="023397e7"/>
    </style:style>
    <style:style style:name="P17" style:family="paragraph" style:parent-style-name="Text_20_body">
      <style:paragraph-properties fo:text-align="end" style:justify-single-word="false" style:writing-mode="rl-tb"/>
      <style:text-properties officeooo:rsid="023b884d" officeooo:paragraph-rsid="023b884d"/>
    </style:style>
    <style:style style:name="P18" style:family="paragraph" style:parent-style-name="Text_20_body">
      <style:paragraph-properties fo:text-align="end" style:justify-single-word="false" style:writing-mode="rl-tb"/>
      <style:text-properties officeooo:rsid="023bd059" officeooo:paragraph-rsid="023bd059"/>
    </style:style>
    <style:style style:name="P19" style:family="paragraph" style:parent-style-name="Text_20_body">
      <style:paragraph-properties fo:text-align="end" style:justify-single-word="false" style:writing-mode="rl-tb"/>
      <style:text-properties officeooo:rsid="023c1017" officeooo:paragraph-rsid="023c1017"/>
    </style:style>
    <style:style style:name="P20" style:family="paragraph" style:parent-style-name="Text_20_body">
      <style:paragraph-properties fo:text-align="end" style:justify-single-word="false" style:writing-mode="rl-tb"/>
      <style:text-properties officeooo:rsid="023dc9b0" officeooo:paragraph-rsid="023dc9b0"/>
    </style:style>
    <style:style style:name="P21" style:family="paragraph" style:parent-style-name="Text_20_body">
      <style:paragraph-properties fo:text-align="end" style:justify-single-word="false" style:writing-mode="rl-tb"/>
      <style:text-properties officeooo:rsid="023dc1c2" officeooo:paragraph-rsid="023dc1c2" fo:background-color="#ffff00"/>
    </style:style>
    <style:style style:name="P22" style:family="paragraph" style:parent-style-name="Text_20_body">
      <style:paragraph-properties fo:text-align="end" style:justify-single-word="false" style:writing-mode="rl-tb"/>
      <style:text-properties officeooo:rsid="0240940b" officeooo:paragraph-rsid="0240940b"/>
    </style:style>
    <style:style style:name="P23" style:family="paragraph" style:parent-style-name="Text_20_body">
      <style:paragraph-properties fo:text-align="end" style:justify-single-word="false" style:writing-mode="rl-tb"/>
      <style:text-properties officeooo:rsid="02435cc9" officeooo:paragraph-rsid="02435cc9"/>
    </style:style>
    <style:style style:name="P24" style:family="paragraph" style:parent-style-name="Text_20_body">
      <style:paragraph-properties fo:text-align="end" style:justify-single-word="false" style:writing-mode="rl-tb"/>
      <style:text-properties officeooo:rsid="0244340f" officeooo:paragraph-rsid="0244340f"/>
    </style:style>
    <style:style style:name="P25" style:family="paragraph" style:parent-style-name="Text_20_body">
      <style:paragraph-properties fo:text-align="end" style:justify-single-word="false" style:writing-mode="rl-tb"/>
      <style:text-properties officeooo:rsid="02464d0d" officeooo:paragraph-rsid="02464d0d"/>
    </style:style>
    <style:style style:name="P26" style:family="paragraph" style:parent-style-name="Text_20_body">
      <style:paragraph-properties fo:text-align="end" style:justify-single-word="false" style:writing-mode="rl-tb"/>
      <style:text-properties officeooo:rsid="0247ceec" officeooo:paragraph-rsid="0247ceec"/>
    </style:style>
    <style:style style:name="P27" style:family="paragraph" style:parent-style-name="Standard">
      <style:paragraph-properties fo:text-align="end" style:justify-single-word="false" style:writing-mode="rl-tb"/>
      <style:text-properties fo:font-weight="normal" officeooo:rsid="020d7a54" officeooo:paragraph-rsid="020d7a54" style:font-weight-asian="normal" style:font-weight-complex="normal"/>
    </style:style>
    <style:style style:name="P28" style:family="paragraph" style:parent-style-name="Standard">
      <style:paragraph-properties fo:text-align="end" style:justify-single-word="false" style:writing-mode="rl-tb"/>
      <style:text-properties fo:font-weight="normal" officeooo:rsid="0215c631" officeooo:paragraph-rsid="0215c631" style:font-weight-asian="normal" style:font-weight-complex="normal"/>
    </style:style>
    <style:style style:name="P29" style:family="paragraph" style:parent-style-name="Standard">
      <style:paragraph-properties fo:text-align="end" style:justify-single-word="false" style:writing-mode="rl-tb"/>
      <style:text-properties fo:font-weight="normal" officeooo:rsid="0215c631" officeooo:paragraph-rsid="0217c51c" style:font-weight-asian="normal" style:font-weight-complex="normal"/>
    </style:style>
    <style:style style:name="P30" style:family="paragraph" style:parent-style-name="Standard">
      <style:paragraph-properties fo:text-align="end" style:justify-single-word="false" style:writing-mode="rl-tb"/>
      <style:text-properties officeooo:rsid="0214b35e" officeooo:paragraph-rsid="0214b35e"/>
    </style:style>
    <style:style style:name="P31" style:family="paragraph" style:parent-style-name="Standard">
      <style:paragraph-properties fo:text-align="end" style:justify-single-word="false" style:writing-mode="rl-tb"/>
      <style:text-properties officeooo:rsid="0228d46d" officeooo:paragraph-rsid="0228d46d"/>
    </style:style>
    <style:style style:name="P32" style:family="paragraph" style:parent-style-name="Standard">
      <style:paragraph-properties fo:text-align="end" style:justify-single-word="false" style:writing-mode="rl-tb"/>
      <style:text-properties officeooo:rsid="024d41b1" officeooo:paragraph-rsid="024d41b1"/>
    </style:style>
    <style:style style:name="P33" style:family="paragraph" style:parent-style-name="Standard">
      <style:paragraph-properties fo:text-align="end" style:justify-single-word="false" style:writing-mode="rl-tb"/>
      <style:text-properties officeooo:rsid="024d46bf" officeooo:paragraph-rsid="024d46bf"/>
    </style:style>
    <style:style style:name="P34" style:family="paragraph" style:parent-style-name="Standard">
      <style:paragraph-properties fo:text-align="end" style:justify-single-word="false" style:writing-mode="rl-tb"/>
      <style:text-properties officeooo:rsid="024e09be" officeooo:paragraph-rsid="024e09be"/>
    </style:style>
    <style:style style:name="P35" style:family="paragraph" style:parent-style-name="Standard">
      <style:paragraph-properties fo:text-align="end" style:justify-single-word="false" style:writing-mode="rl-tb"/>
      <style:text-properties officeooo:rsid="02507940" officeooo:paragraph-rsid="02507940"/>
    </style:style>
    <style:style style:name="P36" style:family="paragraph" style:parent-style-name="Standard">
      <style:paragraph-properties fo:text-align="end" style:justify-single-word="false" style:writing-mode="rl-tb"/>
      <style:text-properties officeooo:rsid="02507940" officeooo:paragraph-rsid="02507940" fo:background-color="#ffff00"/>
    </style:style>
    <style:style style:name="P37" style:family="paragraph" style:parent-style-name="Standard">
      <style:paragraph-properties fo:text-align="end" style:justify-single-word="false" style:writing-mode="rl-tb"/>
      <style:text-properties officeooo:rsid="0254104b" officeooo:paragraph-rsid="0254104b"/>
    </style:style>
    <style:style style:name="P38" style:family="paragraph" style:parent-style-name="Heading_20_2">
      <style:paragraph-properties fo:text-align="end" style:justify-single-word="false" style:writing-mode="rl-tb"/>
      <style:text-properties fo:font-weight="normal" officeooo:rsid="020d7a54" officeooo:paragraph-rsid="020fca36" style:font-weight-asian="normal" style:font-weight-complex="normal"/>
    </style:style>
    <style:style style:name="P39" style:family="paragraph" style:parent-style-name="Heading_20_2">
      <style:paragraph-properties fo:text-align="end" style:justify-single-word="false" style:writing-mode="rl-tb"/>
      <style:text-properties fo:font-weight="normal" officeooo:rsid="020d7a54" officeooo:paragraph-rsid="021dc846" style:font-weight-asian="normal" style:font-weight-complex="normal"/>
    </style:style>
    <style:style style:name="P40" style:family="paragraph" style:parent-style-name="Heading_20_2">
      <style:paragraph-properties fo:text-align="end" style:justify-single-word="false" style:writing-mode="rl-tb"/>
      <style:text-properties fo:font-weight="normal" officeooo:rsid="020d7a54" officeooo:paragraph-rsid="0228d46d" style:font-weight-asian="normal" style:font-weight-complex="normal"/>
    </style:style>
    <style:style style:name="P41" style:family="paragraph" style:parent-style-name="Heading_20_2">
      <style:paragraph-properties fo:text-align="end" style:justify-single-word="false" style:writing-mode="rl-tb"/>
      <style:text-properties fo:font-weight="normal" officeooo:rsid="020d7a54" officeooo:paragraph-rsid="022a6096" style:font-weight-asian="normal" style:font-weight-complex="normal"/>
    </style:style>
    <style:style style:name="P42" style:family="paragraph" style:parent-style-name="Heading_20_2">
      <style:paragraph-properties fo:text-align="end" style:justify-single-word="false" style:writing-mode="rl-tb"/>
      <style:text-properties fo:font-weight="normal" officeooo:rsid="020d7a54" officeooo:paragraph-rsid="02327274" style:font-weight-asian="normal" style:font-weight-complex="normal"/>
    </style:style>
    <style:style style:name="P43" style:family="paragraph" style:parent-style-name="Heading_20_2">
      <style:paragraph-properties fo:text-align="end" style:justify-single-word="false" style:writing-mode="rl-tb"/>
      <style:text-properties fo:font-weight="normal" officeooo:rsid="020d7a54" officeooo:paragraph-rsid="02421788" style:font-weight-asian="normal" style:font-weight-complex="normal"/>
    </style:style>
    <style:style style:name="P44" style:family="paragraph" style:parent-style-name="Heading_20_2">
      <style:paragraph-properties fo:text-align="end" style:justify-single-word="false" style:writing-mode="rl-tb"/>
      <style:text-properties fo:font-weight="normal" officeooo:rsid="023d2266" officeooo:paragraph-rsid="023d2266" style:font-weight-asian="normal" style:font-weight-complex="normal"/>
    </style:style>
    <style:style style:name="P45" style:family="paragraph" style:parent-style-name="Heading_20_2">
      <style:paragraph-properties fo:text-align="end" style:justify-single-word="false" style:writing-mode="rl-tb"/>
      <style:text-properties fo:font-weight="normal" officeooo:rsid="023d2266" officeooo:paragraph-rsid="0252c451" style:font-weight-asian="normal" style:font-weight-complex="normal"/>
    </style:style>
    <style:style style:name="P46" style:family="paragraph" style:parent-style-name="Standard">
      <style:text-properties fo:font-weight="normal" officeooo:rsid="0208b15c" officeooo:paragraph-rsid="0208b15c" style:font-weight-asian="normal" style:font-weight-complex="normal"/>
    </style:style>
    <style:style style:name="P47" style:family="paragraph" style:parent-style-name="Standard">
      <style:text-properties fo:font-weight="normal" officeooo:rsid="020b81a3" officeooo:paragraph-rsid="020d7a54" style:font-weight-asian="normal" style:font-weight-complex="normal"/>
    </style:style>
    <style:style style:name="P48" style:family="paragraph" style:parent-style-name="Standard">
      <style:text-properties fo:font-weight="normal" officeooo:rsid="020d7a54" officeooo:paragraph-rsid="020d7a54" style:font-weight-asian="normal" style:font-weight-complex="normal"/>
    </style:style>
    <style:style style:name="P49" style:family="paragraph" style:parent-style-name="Standard">
      <style:text-properties fo:font-weight="normal" officeooo:rsid="0214b35e" officeooo:paragraph-rsid="0214b35e" style:font-weight-asian="normal" style:font-weight-complex="normal"/>
    </style:style>
    <style:style style:name="P50" style:family="paragraph" style:parent-style-name="Standard">
      <style:text-properties fo:font-weight="normal" officeooo:rsid="0215c631" officeooo:paragraph-rsid="0215c631" style:font-weight-asian="normal" style:font-weight-complex="normal"/>
    </style:style>
    <style:style style:name="P51" style:family="paragraph" style:parent-style-name="Standard">
      <style:text-properties fo:font-weight="normal" officeooo:rsid="02199a8c" officeooo:paragraph-rsid="02199a8c" style:font-weight-asian="normal" style:font-weight-complex="normal"/>
    </style:style>
    <style:style style:name="P52" style:family="paragraph" style:parent-style-name="Standard">
      <style:text-properties fo:font-weight="normal" officeooo:rsid="021c50a8" officeooo:paragraph-rsid="021c50a8" style:font-weight-asian="normal" style:font-weight-complex="normal"/>
    </style:style>
    <style:style style:name="P53" style:family="paragraph" style:parent-style-name="Standard">
      <style:text-properties fo:font-weight="normal" officeooo:rsid="021c50a8" officeooo:paragraph-rsid="021c50a8" fo:background-color="#ffff00" style:font-weight-asian="normal" style:font-weight-complex="normal"/>
    </style:style>
    <style:style style:name="P54" style:family="paragraph" style:parent-style-name="Standard">
      <style:text-properties officeooo:rsid="02111abf" officeooo:paragraph-rsid="0215c631"/>
    </style:style>
    <style:style style:name="P55" style:family="paragraph" style:parent-style-name="Standard">
      <style:text-properties officeooo:rsid="022a6096" officeooo:paragraph-rsid="022a6096"/>
    </style:style>
    <style:style style:name="P56" style:family="paragraph" style:parent-style-name="Standard">
      <style:text-properties officeooo:rsid="022a699f" officeooo:paragraph-rsid="022a699f"/>
    </style:style>
    <style:style style:name="P57" style:family="paragraph" style:parent-style-name="Standard">
      <style:text-properties officeooo:rsid="022ce01b" officeooo:paragraph-rsid="022ce01b"/>
    </style:style>
    <style:style style:name="P58" style:family="paragraph" style:parent-style-name="Standard">
      <style:text-properties officeooo:rsid="024cf638" officeooo:paragraph-rsid="024cf638"/>
    </style:style>
    <style:style style:name="P59" style:family="paragraph" style:parent-style-name="Standard">
      <style:text-properties officeooo:rsid="0252c451" officeooo:paragraph-rsid="0252c451"/>
    </style:style>
    <style:style style:name="P60" style:family="paragraph" style:parent-style-name="Standard">
      <style:text-properties officeooo:rsid="0253fffd" officeooo:paragraph-rsid="0253fffd"/>
    </style:style>
    <style:style style:name="P61" style:family="paragraph" style:parent-style-name="Standard">
      <style:paragraph-properties fo:text-align="start" style:justify-single-word="false" style:writing-mode="lr-tb"/>
      <style:text-properties fo:font-weight="normal" officeooo:rsid="020b81a3" officeooo:paragraph-rsid="020b81a3" style:font-weight-asian="normal" style:font-weight-complex="normal"/>
    </style:style>
    <style:style style:name="P62" style:family="paragraph" style:parent-style-name="Standard">
      <style:paragraph-properties fo:text-align="start" style:justify-single-word="false" style:writing-mode="lr-tb"/>
      <style:text-properties fo:font-weight="normal" officeooo:rsid="0215c631" officeooo:paragraph-rsid="0215c631" style:font-weight-asian="normal" style:font-weight-complex="normal"/>
    </style:style>
    <style:style style:name="P63" style:family="paragraph" style:parent-style-name="Standard">
      <style:paragraph-properties fo:text-align="start" style:justify-single-word="false" style:writing-mode="lr-tb"/>
      <style:text-properties fo:font-weight="normal" officeooo:rsid="02199a8c" officeooo:paragraph-rsid="02199a8c" style:font-weight-asian="normal" style:font-weight-complex="normal"/>
    </style:style>
    <style:style style:name="P64" style:family="paragraph" style:parent-style-name="Standard">
      <style:paragraph-properties fo:text-align="start" style:justify-single-word="false" style:writing-mode="lr-tb"/>
      <style:text-properties officeooo:rsid="02111abf" officeooo:paragraph-rsid="02111abf"/>
    </style:style>
    <style:style style:name="P65" style:family="paragraph" style:parent-style-name="Standard">
      <style:paragraph-properties fo:text-align="start" style:justify-single-word="false" style:writing-mode="lr-tb"/>
      <style:text-properties officeooo:rsid="0214b35e" officeooo:paragraph-rsid="0214b35e"/>
    </style:style>
    <style:style style:name="P66" style:family="paragraph" style:parent-style-name="Standard">
      <style:paragraph-properties fo:text-align="start" style:justify-single-word="false" style:writing-mode="lr-tb"/>
      <style:text-properties officeooo:rsid="0228d46d" officeooo:paragraph-rsid="0228d46d"/>
    </style:style>
    <style:style style:name="P67" style:family="paragraph" style:parent-style-name="Standard">
      <style:paragraph-properties fo:text-align="start" style:justify-single-word="false" style:writing-mode="lr-tb"/>
      <style:text-properties officeooo:rsid="022a6096" officeooo:paragraph-rsid="022a6096"/>
    </style:style>
    <style:style style:name="P68" style:family="paragraph" style:parent-style-name="Standard">
      <style:paragraph-properties fo:text-align="start" style:justify-single-word="false" style:writing-mode="lr-tb"/>
      <style:text-properties officeooo:rsid="024cf638" officeooo:paragraph-rsid="024cf638"/>
    </style:style>
    <style:style style:name="P69" style:family="paragraph" style:parent-style-name="Standard">
      <style:paragraph-properties fo:text-align="start" style:justify-single-word="false" style:writing-mode="lr-tb"/>
      <style:text-properties officeooo:rsid="0254104b" officeooo:paragraph-rsid="0254104b"/>
    </style:style>
    <style:style style:name="P70" style:family="paragraph" style:parent-style-name="Text_20_body">
      <style:paragraph-properties fo:text-align="start" style:justify-single-word="false" style:writing-mode="lr-tb"/>
      <style:text-properties officeooo:rsid="02211345" officeooo:paragraph-rsid="02211345"/>
    </style:style>
    <style:style style:name="P71" style:family="paragraph" style:parent-style-name="Text_20_body">
      <style:paragraph-properties fo:text-align="start" style:justify-single-word="false" style:writing-mode="lr-tb"/>
      <style:text-properties officeooo:rsid="0222e98e" officeooo:paragraph-rsid="0222e98e"/>
    </style:style>
    <style:style style:name="P72" style:family="paragraph" style:parent-style-name="Text_20_body">
      <style:paragraph-properties fo:text-align="start" style:justify-single-word="false" style:writing-mode="lr-tb"/>
      <style:text-properties officeooo:rsid="02239c81" officeooo:paragraph-rsid="02239c81"/>
    </style:style>
    <style:style style:name="P73" style:family="paragraph" style:parent-style-name="Text_20_body">
      <style:paragraph-properties fo:text-align="start" style:justify-single-word="false" style:writing-mode="lr-tb"/>
      <style:text-properties officeooo:rsid="0227ca1c" officeooo:paragraph-rsid="0227ca1c"/>
    </style:style>
    <style:style style:name="P74" style:family="paragraph" style:parent-style-name="Text_20_body">
      <style:paragraph-properties fo:text-align="start" style:justify-single-word="false" style:writing-mode="lr-tb"/>
      <style:text-properties officeooo:rsid="022f230d" officeooo:paragraph-rsid="022f230d"/>
    </style:style>
    <style:style style:name="P75" style:family="paragraph" style:parent-style-name="Text_20_body">
      <style:paragraph-properties fo:text-align="start" style:justify-single-word="false" style:writing-mode="lr-tb"/>
      <style:text-properties officeooo:rsid="022fa3da" officeooo:paragraph-rsid="022fa3da"/>
    </style:style>
    <style:style style:name="P76" style:family="paragraph" style:parent-style-name="Text_20_body">
      <style:paragraph-properties fo:text-align="start" style:justify-single-word="false" style:writing-mode="lr-tb"/>
      <style:text-properties officeooo:rsid="02301ce9" officeooo:paragraph-rsid="02301ce9"/>
    </style:style>
    <style:style style:name="P77" style:family="paragraph" style:parent-style-name="Text_20_body">
      <style:paragraph-properties fo:text-align="start" style:justify-single-word="false" style:writing-mode="lr-tb"/>
      <style:text-properties officeooo:rsid="02327274" officeooo:paragraph-rsid="02327274"/>
    </style:style>
    <style:style style:name="P78" style:family="paragraph" style:parent-style-name="Text_20_body">
      <style:paragraph-properties fo:text-align="start" style:justify-single-word="false" style:writing-mode="lr-tb"/>
      <style:text-properties officeooo:rsid="02327274" officeooo:paragraph-rsid="0244340f"/>
    </style:style>
    <style:style style:name="P79" style:family="paragraph" style:parent-style-name="Text_20_body">
      <style:paragraph-properties fo:text-align="start" style:justify-single-word="false" style:writing-mode="lr-tb"/>
      <style:text-properties officeooo:rsid="023c1017" officeooo:paragraph-rsid="023c1017"/>
    </style:style>
    <style:style style:name="P80" style:family="paragraph" style:parent-style-name="Text_20_body">
      <style:paragraph-properties fo:text-align="start" style:justify-single-word="false" style:writing-mode="lr-tb"/>
      <style:text-properties officeooo:rsid="023dc9b0" officeooo:paragraph-rsid="023dc9b0"/>
    </style:style>
    <style:style style:name="P81" style:family="paragraph" style:parent-style-name="Text_20_body">
      <style:paragraph-properties fo:text-align="start" style:justify-single-word="false" style:writing-mode="lr-tb"/>
      <style:text-properties officeooo:rsid="02450678" officeooo:paragraph-rsid="02450678"/>
    </style:style>
    <style:style style:name="P82" style:family="paragraph" style:parent-style-name="Text_20_body">
      <style:paragraph-properties fo:text-align="start" style:justify-single-word="false" style:writing-mode="lr-tb"/>
      <style:text-properties officeooo:rsid="02507940" officeooo:paragraph-rsid="02507940"/>
    </style:style>
    <style:style style:name="P83" style:family="paragraph" style:parent-style-name="Text_20_body">
      <style:text-properties officeooo:rsid="02073e53" officeooo:paragraph-rsid="02073e53"/>
    </style:style>
    <style:style style:name="P84" style:family="paragraph" style:parent-style-name="Text_20_body">
      <style:text-properties officeooo:rsid="021fc840" officeooo:paragraph-rsid="021fc840"/>
    </style:style>
    <style:style style:name="P85" style:family="paragraph" style:parent-style-name="Text_20_body">
      <style:text-properties officeooo:rsid="02327274" officeooo:paragraph-rsid="02327274"/>
    </style:style>
    <style:style style:name="P86" style:family="paragraph" style:parent-style-name="Standard" style:list-style-name="L3">
      <style:paragraph-properties fo:text-align="start" style:justify-single-word="false" style:writing-mode="lr-tb"/>
      <style:text-properties fo:font-size="8pt" fo:font-weight="normal" officeooo:rsid="018a738a" officeooo:paragraph-rsid="018a738a" style:font-size-asian="8pt" style:font-weight-asian="normal" style:font-size-complex="8pt" style:font-weight-complex="normal"/>
    </style:style>
    <style:style style:name="P87" style:family="paragraph" style:parent-style-name="Standard">
      <style:paragraph-properties fo:text-align="start" style:justify-single-word="false" style:writing-mode="lr-tb"/>
      <style:text-properties officeooo:rsid="0259a17a" officeooo:paragraph-rsid="0259a17a"/>
    </style:style>
    <style:style style:name="P88" style:family="paragraph" style:parent-style-name="Standard">
      <style:paragraph-properties fo:text-align="end" style:justify-single-word="false" style:writing-mode="rl-tb"/>
      <style:text-properties officeooo:rsid="0254707d" officeooo:paragraph-rsid="0254707d"/>
    </style:style>
    <style:style style:name="P89" style:family="paragraph" style:parent-style-name="Standard">
      <style:paragraph-properties fo:text-align="end" style:justify-single-word="false" style:writing-mode="rl-tb"/>
      <style:text-properties officeooo:rsid="0258562c" officeooo:paragraph-rsid="0258562c"/>
    </style:style>
    <style:style style:name="P90" style:family="paragraph" style:parent-style-name="Standard">
      <style:paragraph-properties fo:text-align="end" style:justify-single-word="false" style:writing-mode="rl-tb"/>
      <style:text-properties officeooo:rsid="025c5711" officeooo:paragraph-rsid="025c5711"/>
    </style:style>
    <style:style style:name="P91" style:family="paragraph" style:parent-style-name="Standard" style:list-style-name="L4">
      <style:paragraph-properties fo:text-align="end" style:justify-single-word="false" style:writing-mode="rl-tb"/>
      <style:text-properties officeooo:rsid="025c7269" officeooo:paragraph-rsid="025c7269"/>
    </style:style>
    <style:style style:name="P92" style:family="paragraph" style:parent-style-name="Standard">
      <style:paragraph-properties fo:text-align="end" style:justify-single-word="false" style:writing-mode="rl-tb"/>
      <style:text-properties officeooo:rsid="025c7269" officeooo:paragraph-rsid="025c7269"/>
    </style:style>
    <style:style style:name="P93" style:family="paragraph" style:parent-style-name="Heading_20_1">
      <style:text-properties officeooo:rsid="0205e2c1" officeooo:paragraph-rsid="0205e2c1"/>
    </style:style>
    <style:style style:name="P94" style:family="paragraph" style:parent-style-name="Text_20_body">
      <style:text-properties officeooo:rsid="02073e53" officeooo:paragraph-rsid="0205e2c1"/>
    </style:style>
    <style:style style:name="P95" style:family="paragraph" style:parent-style-name="Text_20_body">
      <style:paragraph-properties fo:text-align="end" style:justify-single-word="false" style:writing-mode="rl-tb"/>
      <style:text-properties officeooo:rsid="02239c81" officeooo:paragraph-rsid="02239c81"/>
    </style:style>
    <style:style style:name="P96" style:family="paragraph" style:parent-style-name="Text_20_body">
      <style:paragraph-properties fo:text-align="end" style:justify-single-word="false" style:writing-mode="rl-tb"/>
      <style:text-properties officeooo:rsid="0222e98e" officeooo:paragraph-rsid="02239c81"/>
    </style:style>
    <style:style style:name="P97" style:family="paragraph" style:parent-style-name="Text_20_body" style:list-style-name="L1">
      <style:paragraph-properties fo:text-align="end" style:justify-single-word="false" style:writing-mode="rl-tb"/>
      <style:text-properties officeooo:rsid="0227ca1c" officeooo:paragraph-rsid="0227ca1c"/>
    </style:style>
    <style:style style:name="P98" style:family="paragraph" style:parent-style-name="Text_20_body">
      <style:paragraph-properties fo:text-align="end" style:justify-single-word="false" style:writing-mode="rl-tb"/>
      <style:text-properties officeooo:rsid="02450678" officeooo:paragraph-rsid="02435cc9"/>
    </style:style>
    <style:style style:name="P99" style:family="paragraph" style:parent-style-name="Text_20_body">
      <style:paragraph-properties fo:text-align="end" style:justify-single-word="false" style:writing-mode="rl-tb"/>
      <style:text-properties officeooo:rsid="0246e395" officeooo:paragraph-rsid="0246e395"/>
    </style:style>
    <style:style style:name="P100" style:family="paragraph" style:parent-style-name="Text_20_body">
      <style:paragraph-properties fo:text-align="end" style:justify-single-word="false" style:writing-mode="rl-tb"/>
      <style:text-properties officeooo:rsid="0247ceec" officeooo:paragraph-rsid="0246e395"/>
    </style:style>
    <style:style style:name="P101" style:family="paragraph" style:parent-style-name="Text_20_body" style:list-style-name="L2" style:master-page-name="">
      <style:paragraph-properties fo:margin-top="0in" fo:margin-bottom="0in" loext:contextual-spacing="false" fo:line-height="100%" fo:text-align="start" style:justify-single-word="false" style:page-number="auto" style:shadow="none" style:writing-mode="lr-tb"/>
      <style:text-properties fo:font-size="10pt" officeooo:rsid="022ece9e" officeooo:paragraph-rsid="022ece9e" style:font-size-asian="10pt" style:font-size-complex="10pt"/>
    </style:style>
    <style:style style:name="P102" style:family="paragraph" style:parent-style-name="Text_20_body" style:list-style-name="L2">
      <style:paragraph-properties fo:margin-top="0in" fo:margin-bottom="0in" loext:contextual-spacing="false" fo:line-height="100%" fo:text-align="start" style:justify-single-word="false" style:shadow="none" style:writing-mode="lr-tb"/>
      <style:text-properties fo:font-size="10pt" officeooo:rsid="022ece9e" officeooo:paragraph-rsid="022ece9e" style:font-size-asian="10pt" style:font-size-complex="10pt"/>
    </style:style>
    <style:style style:name="P103" style:family="paragraph" style:parent-style-name="Text_20_body" style:list-style-name="L3">
      <style:paragraph-properties fo:text-align="start" style:justify-single-word="false" style:writing-mode="lr-tb"/>
      <style:text-properties officeooo:rsid="019e7837" officeooo:paragraph-rsid="0205a73b"/>
    </style:style>
    <style:style style:name="T1" style:family="text">
      <style:text-properties fo:font-size="10pt" fo:font-style="italic" style:text-underline-style="none" officeooo:rsid="0137f4f4" style:font-size-asian="10pt" style:font-style-asian="italic" style:font-size-complex="10pt" style:font-style-complex="italic"/>
    </style:style>
    <style:style style:name="T2" style:family="text">
      <style:text-properties fo:font-weight="bold" style:font-weight-asian="bold" style:font-weight-complex="bold"/>
    </style:style>
    <style:style style:name="T3" style:family="text">
      <style:text-properties fo:font-weight="bold" officeooo:rsid="0208b15c" style:font-weight-asian="bold" style:font-weight-complex="bold"/>
    </style:style>
    <style:style style:name="T4" style:family="text">
      <style:text-properties fo:font-weight="bold" officeooo:rsid="02551e75" style:font-weight-asian="bold" style:font-weight-complex="bold"/>
    </style:style>
    <style:style style:name="T5" style:family="text">
      <style:text-properties officeooo:rsid="0205a73b"/>
    </style:style>
    <style:style style:name="T6" style:family="text">
      <style:text-properties officeooo:rsid="0208b15c"/>
    </style:style>
    <style:style style:name="T7" style:family="text">
      <style:text-properties officeooo:rsid="020d7a54"/>
    </style:style>
    <style:style style:name="T8" style:family="text">
      <style:text-properties officeooo:rsid="020e19cc"/>
    </style:style>
    <style:style style:name="T9" style:family="text">
      <style:text-properties officeooo:rsid="020efe94"/>
    </style:style>
    <style:style style:name="T10" style:family="text">
      <style:text-properties officeooo:rsid="020fca36"/>
    </style:style>
    <style:style style:name="T11" style:family="text">
      <style:text-properties officeooo:rsid="021292e8"/>
    </style:style>
    <style:style style:name="T12" style:family="text">
      <style:text-properties officeooo:rsid="0213c03f"/>
    </style:style>
    <style:style style:name="T13" style:family="text">
      <style:text-properties officeooo:rsid="0215c631"/>
    </style:style>
    <style:style style:name="T14" style:family="text">
      <style:text-properties officeooo:rsid="0217c51c"/>
    </style:style>
    <style:style style:name="T15" style:family="text">
      <style:text-properties officeooo:rsid="021b7308"/>
    </style:style>
    <style:style style:name="T16" style:family="text">
      <style:text-properties officeooo:rsid="021dc846"/>
    </style:style>
    <style:style style:name="T17" style:family="text">
      <style:text-properties officeooo:rsid="02205151"/>
    </style:style>
    <style:style style:name="T18" style:family="text">
      <style:text-properties officeooo:rsid="02247530"/>
    </style:style>
    <style:style style:name="T19" style:family="text">
      <style:text-properties officeooo:rsid="0227ca1c"/>
    </style:style>
    <style:style style:name="T20" style:family="text">
      <style:text-properties officeooo:rsid="0228d46d"/>
    </style:style>
    <style:style style:name="T21" style:family="text">
      <style:text-properties officeooo:rsid="022ac329"/>
    </style:style>
    <style:style style:name="T22" style:family="text">
      <style:text-properties officeooo:rsid="022f230d"/>
    </style:style>
    <style:style style:name="T23" style:family="text">
      <style:text-properties officeooo:rsid="02301ce9"/>
    </style:style>
    <style:style style:name="T24" style:family="text">
      <style:text-properties officeooo:rsid="0230e5a6"/>
    </style:style>
    <style:style style:name="T25" style:family="text">
      <style:text-properties officeooo:rsid="02327274"/>
    </style:style>
    <style:style style:name="T26" style:family="text">
      <style:text-properties officeooo:rsid="023400d1"/>
    </style:style>
    <style:style style:name="T27" style:family="text">
      <style:text-properties officeooo:rsid="0235009d"/>
    </style:style>
    <style:style style:name="T28" style:family="text">
      <style:text-properties officeooo:rsid="02360dd9"/>
    </style:style>
    <style:style style:name="T29" style:family="text">
      <style:text-properties officeooo:rsid="023bc9fc"/>
    </style:style>
    <style:style style:name="T30" style:family="text">
      <style:text-properties officeooo:rsid="023dc9b0"/>
    </style:style>
    <style:style style:name="T31" style:family="text">
      <style:text-properties officeooo:rsid="0240940b"/>
    </style:style>
    <style:style style:name="T32" style:family="text">
      <style:text-properties officeooo:rsid="02421788"/>
    </style:style>
    <style:style style:name="T33" style:family="text">
      <style:text-properties officeooo:rsid="02435cc9"/>
    </style:style>
    <style:style style:name="T34" style:family="text">
      <style:text-properties officeooo:rsid="0244340f"/>
    </style:style>
    <style:style style:name="T35" style:family="text">
      <style:text-properties officeooo:rsid="02465536"/>
    </style:style>
    <style:style style:name="T36" style:family="text">
      <style:text-properties officeooo:rsid="0249c036"/>
    </style:style>
    <style:style style:name="T37" style:family="text">
      <style:text-properties officeooo:rsid="024d41b1"/>
    </style:style>
    <style:style style:name="T38" style:family="text">
      <style:text-properties officeooo:rsid="024d46bf"/>
    </style:style>
    <style:style style:name="T39" style:family="text">
      <style:text-properties officeooo:rsid="0252c451"/>
    </style:style>
    <style:style style:name="T40" style:family="text">
      <style:text-properties officeooo:rsid="0253fffd"/>
    </style:style>
    <style:style style:name="T41" style:family="text">
      <style:text-properties officeooo:rsid="0254707d"/>
    </style:style>
    <style:style style:name="T42" style:family="text">
      <style:text-properties officeooo:rsid="02551e75"/>
    </style:style>
    <style:style style:name="T43" style:family="text">
      <style:text-properties officeooo:rsid="0256fba8"/>
    </style:style>
    <style:style style:name="T44" style:family="text">
      <style:text-properties officeooo:rsid="0258562c"/>
    </style:style>
    <style:style style:name="T45" style:family="text">
      <style:text-properties officeooo:rsid="0259a17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text:span text:style-name="T26">מערכת </text:span>בניי<text:span text:style-name="T27">ה - גריידל</text:span></text:h>
      <text:p text:style-name="P94">פרוייקטי-תוכנה גדולים מורכבים מהרבה חלקים התלויים זה בזה, ותלויים גם ברכיבים חיצוניים התלויים ברכיבים אחרים, וכן הלאה. <text:s text:c="2"/>כדי לבנות פרוייקטים כאלה, משתמשים בכלים מיוחדים היודעים לנתח את התלויות בין הרכיבים השונים ולבנות את כל המערכת בסדר הנכון. <text:s/>הכלים האלה נקראים build automation systems.</text:p>
      <text:p text:style-name="P83">ישנם כלים רבים הממלאים תפקיד דומה, <text:span text:style-name="T28">למשל</text:span>: make, ant, maven. <text:s text:c="2"/>אנחנו נלמד <text:span text:style-name="T28">על </text:span><text:span text:style-name="T2">gradle</text:span><text:span text:style-name="T3"> - גריידל</text:span><text:span text:style-name="T6">.</text:span></text:p>
      <text:p text:style-name="Heading_20_2">התקנת גריידל</text:p>
      <text:p text:style-name="P46">ישנן דרכים רבות להתקין גריידל, בהתאם למערכת ההפעלה שלכם.</text:p>
      <text:p text:style-name="P46">אני התקנתי באופן ידני דרך הקישור הזה: https://gradle.org/install/#manually</text:p>
      <text:p text:style-name="Heading_20_2">משימות <text:span text:style-name="T9">- תיקייה 11</text:span></text:p>
      <text:p text:style-name="P47">כשמריצים גריידל, הוא מחפש בתיקיה הנוכחית קובץ בשם build.gradle, ומחפש בתוכו משימות (task) לביצוע<text:span text:style-name="T7">. <text:s text:c="2"/>לדוגמה, בתיקיה 01 יש קובץ build.gradle עם שלוש משימות: <text:s/>hello1, hello2, hello3. <text:s text:c="2"/>כל משימה מוגדרת בתחביר קצת שונה, אבל למעשה הן עושות כמעט אותו הדבר. <text:s text:c="3"/>hello1 מוגדרת בתחביר דמוי-ג'אבה, <text:s/>hello2 מוגדרת בתחביר ג'אבה מקוצר (עם פחות נקודות-פסיק וסוגריים) שנקרא Groovy, ו-hello3 מוגדרת בתחביר מקוצר עוד יותר. התחביר השלישי הוא המקובל בגריידל, אבל כדאי לדעת שמאחרי הקלעים מסתתרת תוכנית ג'אבה. </text:span></text:p>
      <text:p text:style-name="P47"/>
      <text:p text:style-name="P48">אם ניכנס לתיקיה <text:span text:style-name="T12">בחלון command</text:span> ונכתוב</text:p>
      <text:p text:style-name="P61">gradle hello<text:span text:style-name="T7">1</text:span></text:p>
      <text:p text:style-name="P27">נראה שמשימה 1 אכן התבצעה<text:span text:style-name="T8">. באותו אופן אפשר להריץ את שאר המשימות</text:span>.</text:p>
      <text:p text:style-name="P38"><text:span text:style-name="T10">תלויות</text:span> <text:span text:style-name="T9">- תיקייה 12</text:span></text:p>
      <text:p text:style-name="P54">התפקיד העיקרי שלשמו המציאו את גריידל הוא לנהל <text:span text:style-name="T2">תלויות </text:span>בין משימות. נתחיל מדוגמה פשוטה (אל תדאגו, זה יסתבך בהמשך...). <text:s text:c="2"/>אנחנו צריכים לנעול נעליים. לשם כך צריך קודם לגרוב גרביים. אבל כדי למצוא את הנעליים ואת הגרביים, חייבים לפני כן לעשות סדר בחדר. <text:s/>אפשר לשקף עובדות אלה ע"י הפעולה dependsOn<text:span text:style-name="T13">,</text:span> באופן הבא:</text:p>
      <text:p text:style-name="P64"/>
      <text:p text:style-name="P64">task putOnShoes {</text:p>
      <text:p text:style-name="P64"><text:s text:c="4"/>dependsOn "putOnSocks", "makeOrderInRoom"</text:p>
      <text:p text:style-name="P64"><text:s text:c="4"/>doLast {println "Putting on Shoes."}</text:p>
      <text:p text:style-name="P64">}</text:p>
      <text:p text:style-name="P64"/>
      <text:p text:style-name="P64">task makeOrderInRoom {</text:p>
      <text:p text:style-name="P64"><text:span text:style-name="T11"><text:s text:c="4"/></text:span>doLast {println "Making order in room."}</text:p>
      <text:p text:style-name="P64">}</text:p>
      <text:p text:style-name="P64"/>
      <text:p text:style-name="P64">task putOnSocks {</text:p>
      <text:p text:style-name="P64"><text:span text:style-name="T11"><text:s text:c="4"/></text:span>dependsOn makeOrderInRoom</text:p>
      <text:p text:style-name="P64"><text:s text:c="2"/><text:span text:style-name="T11"><text:s text:c="2"/></text:span>doLast {println "Putting on Socks."}</text:p>
      <text:p text:style-name="P64">}</text:p>
      <text:p text:style-name="P30">עכשיו, כשנריץ</text:p>
      <text:p text:style-name="P65">gradle putOnShoes</text:p>
      <text:p text:style-name="P49">גריידל קודם יסדר את החדר, אחר-כך יגרוב גרביים ובסוף ינעל נעליים.</text:p>
      <text:p text:style-name="P49"/>
      <text:p text:style-name="P50">dependsOn מגדיר פעולה החייבת להתבצע <text:span text:style-name="T2">לפני</text:span> הפעולה הנוכחית; <text:s/>בדומה לכך,</text:p>
      <text:p text:style-name="P50">finalizeBy מגדיר פעולה החייבת להתבצע <text:span text:style-name="T2">אחרי</text:span> הפעולה הנוכחית. לדוגמה, אחרי שאוכלים ארוחת בוקר צריך לצחצח שיניים:</text:p>
      <text:p text:style-name="P62">task eatBreakfast {</text:p>
      <text:p text:style-name="P62"><text:s text:c="4"/>finalizedBy "brushYourTeeth"</text:p>
      <text:p text:style-name="P62"><text:s text:c="4"/>doLast{println "Om nom nom breakfast!"}</text:p>
      <text:p text:style-name="P62">}</text:p>
      <text:p text:style-name="P62"/>
      <text:p text:style-name="P62">task brushYourTeeth {</text:p>
      <text:p text:style-name="P62"><text:s text:c="4"/>doLast {println "Brushie Brushie Brushie."}</text:p>
      <text:p text:style-name="P62">}</text:p>
      <text:p text:style-name="P28">נסו להריץ gradle eatBreakfast ותראו מה קורה.</text:p>
      <text:p text:style-name="P28"/>
      <text:p text:style-name="P29">סוג שלישי של <text:span text:style-name="T14">תלות</text:span> הוא <text:span text:style-name="T14">mustRunAfter. הוא מגדיר פעולה החייבת להתבצע לפני הפעולה הנוכחית, אבל רק אם שתיהן רצות יחד. למשל, השורה:</text:span></text:p>
      <text:p text:style-name="P63">putOnShoes.mustRunAfter takeShower</text:p>
      <text:p text:style-name="P51">קובעת שאם רוצים גם להתקלח וגם לנעול נעליים, צריך קודם להתקלח. </text:p>
      <text:p text:style-name="P51"><text:span text:style-name="T15">הערה: </text:span>משום-מה, הפעולה המקבילה mustRunBefore לא קיימת.</text:p>
      <text:p text:style-name="P52"/>
      <text:p text:style-name="P53"><text:span text:style-name="T2">תרגיל כיתה</text:span>: נסו ליצור תלות מעגלית בין משימות ובדקו מה קורה.</text:p>
      <text:p text:style-name="P39"><text:span text:style-name="T16">קבצים</text:span> <text:span text:style-name="T9">- תיקייה 13</text:span></text:p>
      <text:p text:style-name="P84">עד עכשיו עבדנו עם משימות פשוטות. בגריידל ישנן גם משימות מורכבות יותר. ישנן כמה משימות לביצוע פעולות נפוצות בקבצים, כגון:<text:span text:style-name="T17"> העתקה, מחיקה ואריזה. <text:s text:c="3"/>כדי להשתמש במשימות מסוגים אלה, צריך להעביר פרמטר type בהגדרת המשימה. למשל, הקטע הבא:</text:span></text:p>
      <text:p text:style-name="P70">task copyImages(type: Copy) {</text:p>
      <text:p text:style-name="P70"><text:s text:c="4"/>from 'images'</text:p>
      <text:p text:style-name="P70"><text:s text:c="4"/>into 'build'</text:p>
      <text:p text:style-name="P70">}</text:p>
      <text:p text:style-name="P4">מגדיר משימה בשם copyImages שמעתיקה את כל הקבצים מהתיקיה images לתיקיה build (אם התיקיה לא קיימת, גריידל יידע ליצור אותה).</text:p>
      <text:p text:style-name="P6">ניתן להעביר פרמטרים נוספים למשימת העתקה, הקובעים איזה קבצים בדיוק להעתיק, למשל, אם נוסיף למשימה למעלה את השורה:</text:p>
      <text:p text:style-name="P72">include '*.jpg'</text:p>
      <text:p text:style-name="P6">יועתקו רק קבצי jpg, ואם נוסיף </text:p>
      <text:p text:style-name="P72">exclude '*.jpg'</text:p>
      <text:p text:style-name="P7">יועתקו רק הקבצים שאינם jpg.</text:p>
      <text:p text:style-name="P7"/>
      <text:p text:style-name="P96">הקטע הבא:</text:p>
      <text:p text:style-name="P71">task clean(type: Delete) {</text:p>
      <text:p text:style-name="P71"><text:s text:c="4"/>delete 'build'</text:p>
      <text:p text:style-name="P71">}</text:p>
      <text:p text:style-name="P5">מגדיר משימה בשם clean המוחקת את התיקיה build.</text:p>
      <text:p text:style-name="P8">משימות מסוג <text:span text:style-name="T18">Jar, Zip משמשות לדחיסת קבצים ואריזתם. כדי לפתוח אריזה יש להשתמש במשימה מסוג Copy. <text:s/>ראו דוגמאות בקובץ.</text:span></text:p>
      <text:p text:style-name="P8"/>
      <text:p text:style-name="P9"><text:span text:style-name="T19">גריידל יודע לבצע </text:span><text:span text:style-name="T2">בנייה אינקרמנטלית</text:span> (incremental build<text:span text:style-name="T19">): אחרי שהוא ביצע משימה כלשהי, הוא יבצע אותה מחדש רק אם יש צורך. לדוגמה, נסו להריץ פעמיים ברציפות את המשימה copyJpegs. בפעם הראשונה מקבלים:</text:span></text:p>
      <text:p text:style-name="P73">1 actionable task: 1 executed</text:p>
      <text:p text:style-name="P10">כלומר משימה אחת בוצעה. בפעם השניה מקבלים: </text:p>
      <text:p text:style-name="P73">1 actionable task: 1 up-to-date</text:p>
      <text:p text:style-name="P10">כלומר משימה אחת לא בוצעה, כי המצב הקיים הוא עדכני. <text:s/>מתי המצב הקיים לא עדכני? בשני מקרים:</text:p>
      <text:list xml:id="list3739190713996089070" text:style-name="L1">
        <text:list-item>
          <text:p text:style-name="P97">כשהקלט השתנה - למשל נוסף קובץ חדש לתיקיה שממנה מעתיקים, או השתנה קובץ קיים.</text:p>
        </text:list-item>
        <text:list-item>
          <text:p text:style-name="P97">כשהפלט השתנה - למשל נמחק קובץ מהתיקיה שאליה מעתיקים, או השתנה קובץ קיים.</text:p>
        </text:list-item>
      </text:list>
      <text:p text:style-name="P10">בשני המקרים הללו, המשימה תתבצע מחדש - נסו ותראו.</text:p>
      <text:p text:style-name="P40"><text:span text:style-name="T20">משימות עם פרמטרים</text:span> <text:span text:style-name="T9">- תיקייה 14</text:span></text:p>
      <text:p text:style-name="Standard">אפשר<text:span text:style-name="T20"> להעביר פרמטרים לגריידל משורת הפקודה. למשל, נניח בקובץ גריידל מוגדרת המשימה:</text:span></text:p>
      <text:p text:style-name="P66">task greet {</text:p>
      <text:p text:style-name="P66"><text:s text:c="4"/>doLast {println greeting+" world"}</text:p>
      <text:p text:style-name="P66">}</text:p>
      <text:p text:style-name="P31">אם נריץ gradle greet נקבל הודעת שגיאה על כך שהמשתנה greeting לא מוגדר, אבל אם נריץ:</text:p>
      <text:p text:style-name="P66">gradle -Pgreeting=hi greet</text:p>
      <text:p text:style-name="P31">נקבל "hi world" - המתנה עבר משורת הפקודה לגריידל.</text:p>
      <text:p text:style-name="P31"/>
      <text:p text:style-name="P41"><text:span text:style-name="T20">משימות ג'אבה</text:span> <text:span text:style-name="T9">- תיקייה 21</text:span></text:p>
      <text:p text:style-name="P55">הגיע הזמן לעלות ברמה ולהריץ משימות מהסוג שמעניין אותנו - משימות של ג'אבה. <text:s text:c="2"/>גריידל יכול לעבוד עם הרבה שפות, בתנאי שמוסיפים לו את התוסף (plugin) המתאים. התוסף של ג'אבה בא יחד עם ההתקנה הרגילה של גריידל, כל מה שצריך לעשות כדי להשתמש בו זה לכתוב את השורה הבאה בראש הקובץ:</text:p>
      <text:p text:style-name="P67">apply plugin: "java"</text:p>
      <text:p text:style-name="P56">השורה הזאת כבר מוסיפה לנו הרבה משימות הקשורות לניהול פרוייקט ג'אבה, עם התלויות ביניהן. ניתן לראות תרשים תלויות כאן:</text:p>
      <text:p text:style-name="P56">https://docs.gradle.org/current/userguide/img/javaPluginTasks.png</text:p>
      <text:p text:style-name="P57">ההסבר כאן: https://docs.gradle.org/current/userguide/java_plugin.html#sec:java_tasks</text:p>
      <text:p text:style-name="P56">מבט בתרשים מאפשר לנו להעריך את המורכבות של בניית פרוייקט ג'אבה: צריך לקמפל קבצי ג'אבה, לעבד משאבים כלשהם הדרושים להרצת התוכנית (כגון קבצי קלט), לבנות את המחלקות, <text:span text:style-name="T21">לארוז את המחלקות ב-jar לצורך הפצה, לחבר לזה את הרכיבים החיצוניים שהתוכנה שלנו משתמשת בהם, </text:span>ל<text:span text:style-name="T21">קמפל את קבצי הבדיקות, לעבד את המשאבים הדרושים להרצת הבדיקות, להריץ את הבדיקות ליצור את התיעוד (javadoc), ועוד...</text:span></text:p>
      <text:p text:style-name="P10"/>
      <text:p text:style-name="P11">בפרוייקט גריידל, מקובל לארגן את קבצי ג'אבה במבנה מסויים של תיקיות:</text:p>
      <text:list xml:id="list5990722840064645677" text:style-name="L2">
        <text:list-item>
          <text:p text:style-name="P101">src</text:p>
          <text:list>
            <text:list-item>
              <text:p text:style-name="P102">main</text:p>
              <text:list>
                <text:list-item>
                  <text:p text:style-name="P102">java</text:p>
                  <text:list>
                    <text:list-item>
                      <text:p text:style-name="P102">package1</text:p>
                    </text:list-item>
                    <text:list-item>
                      <text:p text:style-name="P102">package2 ...</text:p>
                    </text:list-item>
                  </text:list>
                </text:list-item>
              </text:list>
            </text:list-item>
            <text:list-item>
              <text:p text:style-name="P102">test</text:p>
              <text:list>
                <text:list-item>
                  <text:p text:style-name="P102">java</text:p>
                  <text:list>
                    <text:list-item>
                      <text:p text:style-name="P102">package1</text:p>
                    </text:list-item>
                    <text:list-item>
                      <text:p text:style-name="P102">package2 ...</text:p>
                    </text:list-item>
                  </text:list>
                </text:list-item>
              </text:list>
            </text:list-item>
          </text:list>
        </text:list-item>
      </text:list>
      <text:p text:style-name="P11">אפשר לשנות את זה, אבל זו ברירת-המחדל. כדוגמה, העתקתי את הקבצים שדיברנו עליהם בתחילת השיעור (על כתיבה וקריאה של אובייקטים) לתיקייה 21 לתוך src/java/main (בינתיים לא העתקתי את קבצי הבדיקות). <text:span text:style-name="T22"><text:s text:c="2"/>הוספתי לקובץ build.gradle שתי משימות-הרצה - אחת מריצה את המחלקה הראשית WritePoint הכותבת נקודה לקובץ ע"י writeObject, והשניה מריצה את המחלקה הראשית ReadPoint הקוראת נקודה מהקובץ ע"י readObject:</text:span></text:p>
      <text:p text:style-name="P74">task write(type: JavaExec) {</text:p>
      <text:p text:style-name="P74"><text:s text:c="4"/>main = "lesson10.points.WritePoint"</text:p>
      <text:p text:style-name="P74"><text:s text:c="4"/>classpath = sourceSets.main.runtimeClasspath</text:p>
      <text:p text:style-name="P74">}</text:p>
      <text:p text:style-name="P74">task read(type: JavaExec) {</text:p>
      <text:p text:style-name="P74"><text:s text:c="4"/>dependsOn write</text:p>
      <text:p text:style-name="P74"><text:s text:c="4"/>main = "lesson10.points.ReadPoint"</text:p>
      <text:p text:style-name="P74"><text:s text:c="4"/>classpath = sourceSets.main.runtimeClasspath</text:p>
      <text:p text:style-name="P74">}</text:p>
      <text:p text:style-name="P12">שימו לב שהמשימה השניה תלויה בראשונה. <text:s/>עכשיו, אם נריץ:</text:p>
      <text:p text:style-name="P74">gradle read</text:p>
      <text:p text:style-name="P12">גריידל יקמפל את כל המחלקות שב-main/java, יריץ את WritePoint ואז את ReadPoint.</text:p>
      <text:p text:style-name="P13">דרך נוספת להריץ מחלקות בג'אבה היא לארוז אותן בקובץ jar; זה שימושי לצורך העברת התוכנה למחשב אחר. <text:s/>לשם כך ניתן להריץ את המשימה:</text:p>
      <text:p text:style-name="P75">gradle assemble</text:p>
      <text:p text:style-name="P13">המשימה יוצרת, בתיקיה build/libs, קובץ jar המכיל את כל המחלקות ב-main/java.<text:span text:style-name="T23"> <text:s text:c="2"/>אפשר להריץ מחלקות מתוך האריזה ע"י הפקודה הבאה:</text:span></text:p>
      <text:p text:style-name="P76">java -cp build/libs/<text:span text:style-name="T24">&lt;jar-name&gt;</text:span>.jar &lt;main-class-name&gt;</text:p>
      <text:p text:style-name="P14">למשל:</text:p>
      <text:p text:style-name="P76">java -cp build/libs/21-java.jar lesson10.points.ReadPoint</text:p>
      <text:p text:style-name="P76"/>
      <text:p text:style-name="P21"><text:span text:style-name="T2">תרגיל כיתה</text:span>: <text:span text:style-name="T30">מה צריך לשנות בקובץ build.gradle כך שגריידל יכתוב "hello" לפני תחילת פעולת assemble ו"goodbye" אחרי שהסתיימה?</text:span></text:p>
      <text:p text:style-name="P20"><text:span text:style-name="T2">תשובה</text:span>: להוסיף <text:span text:style-name="T31">שתי משימות:</text:span></text:p>
      <text:p text:style-name="P80">task hello { doLast {println "hello!"} }</text:p>
      <text:p text:style-name="P80">task goodbye { doLast {println "goodbye!"} }</text:p>
      <text:p text:style-name="P22">ולהוסיף תלויות למשימות של ג'אבה (זיכרו שכל משימה היא בסה"כ אובייקט בג'אבה):</text:p>
      <text:p text:style-name="P80">assemble.dependsOn(hello)</text:p>
      <text:p text:style-name="P80">assemble.finalizedBy(goodbye)</text:p>
      <text:p text:style-name="P42"><text:span text:style-name="T25">מאגרי תוספים</text:span> <text:span text:style-name="T9">- תיקייה 22</text:span></text:p>
      <text:p text:style-name="P85">אחד היתרונות הגדולים של שימוש בגריידל הוא שמקבלים גישה למאגרים עצומים של תוספים לג'אבה. </text:p>
      <text:p text:style-name="P85">לדוגמה, ראינו בתחילת השיעור את התוסף GSON המאפשר לכתוב ולקרוא עצמים בפורמט JSON. <text:s/>כשעבדנו באקליפס, הוספנו אותו לתוכנה שלנו ע"י הורדת קובץ jar והוספתו ל-build path. <text:s text:c="2"/>החיסרון הוא, שכאשר אנחנו מעבירים את התוכנה שלנו לשותפים או לקוחות, אנחנו צריכים להעביר יחד איתה את ה-jar. <text:s text:c="3"/>חיסרון נוסף הוא, שאם רוצים להשתמש בתוסף שהוא בעצמו תלוי בתוספים נוספים, נצטרך להוריד את כולם אחד אחד.</text:p>
      <text:p text:style-name="P85">בגריידל כל התהליך הזה הרבה יותר פשוט. כל מה שצריך לעשות כדי להשתמש ב-GSON הוא:</text:p>
      <text:p text:style-name="P85">א. להוסיף קישור למאגר של תוספים. ישנם כמה מאגרים, הכי גדול הוא mavenCentral שאפשר להוסיף כך:</text:p>
      <text:p text:style-name="P77">repositories {</text:p>
      <text:p text:style-name="P77"><text:s text:c="4"/>mavenCentral()</text:p>
      <text:p text:style-name="P77">}</text:p>
      <text:p text:style-name="P15">יש גם מאגרים נוספים כגון jcenter.</text:p>
      <text:p text:style-name="P85">ב. להכניס תלות בתוסף מסויים מתוך המאגר, למשל:</text:p>
      <text:p text:style-name="P77">dependencies {</text:p>
      <text:p text:style-name="P77"><text:s text:c="4"/>compile <text:s text:c="3"/>group: 'com.google.code.gson', name: 'gson', version: '2.8.2'</text:p>
      <text:p text:style-name="P77">}</text:p>
      <text:p text:style-name="P23">המשמעות היא, שהפעולה "compile" <text:s/>תלויה ברכיב מהקבוצה "com.google.code.gson", שם הרכיב הוא "gson" והגירסה היא "2.8.2".</text:p>
      <text:p text:style-name="P16">איך ידעתי מה לכתוב שם? פשוט, חיפשתי "GSON maven", מצאתי את הגירסה המעודכנת ביותר כאן:</text:p>
      <text:p text:style-name="P16">https://mvnrepository.com/artifact/com.google.code.gson/gson/2.8.2</text:p>
      <text:p text:style-name="P16">והעתקתי את הטקסט המתאים לגריידל<text:span text:style-name="T26"> (יש שם טקסטים אחרים המתאימים למערכות-בנייה אחרות)</text:span>.</text:p>
      <text:p text:style-name="P24">אפשר גם לקצר את השורה ל:</text:p>
      <text:p text:style-name="P78">dependencies {</text:p>
      <text:p text:style-name="P78"><text:s text:c="4"/>compile <text:s text:c="3"/>'com.google.code.gson<text:span text:style-name="T34">:</text:span>gson<text:span text:style-name="T34">:</text:span>2.8.2'</text:p>
      <text:p text:style-name="P78">}</text:p>
      <text:p text:style-name="P16"/>
      <text:p text:style-name="P17">עכשיו, אם נריץ gradle GsonDemo, נראה שגריידל קודם-כל מוריד כמה חבילות מהאתר של maven, אחר-כך מקמפל ובסוף מריץ. <text:s text:c="2"/>אם נריץ שוב אותה פקודה, גריידל כבר לא יצטרך להוריד שוב את החבילות - הן כבר שמורות <text:span text:style-name="T29">ב</text:span>מחשב.</text:p>
      <text:p text:style-name="P17">(איך למחוק את החבילות שגריידל הוריד כדי לפנות מקום על המחשב? בלינוקס, ניתן להריץ rm -rf ~/.gradle/caches. במערכות הפעלה אחרות - צריך לבדוק).</text:p>
      <text:p text:style-name="P18">איך בוחרים איזו גירסה להריץ? אפשר פשוט לבחור את הגירסה המעודכנת ביותר שנמצאת עכשיו במאגר, <text:s/>ולכתוב אותה (למשל במקרה של GSON הגירסה הכי מעודכנת שמצאתי היתה 2.8.2). אבל לפעמים אנחנו צריכים דווקא להריץ גירסה ישנה יותר ואז אפשר לבחור גירסה אחרת.</text:p>
      <text:p text:style-name="P18">אם כותבים את מספר הגירסה המלא, התוכנה שלנו תמיד תריץ את אותה גירסה - גם כשיהיו גירסאות חדשות. <text:s/>אם אנחנו רוצים שהתוכנה שלנו תתעדכן באופן קבוע כשיש גירסאות חדשות, אפשר לכתוב במקום מספר הגירסה "+", זה נותן הוראה לגריידל להוריד את הגירסה החדשה ביותר. אפשר גם לכתוב "2.+", ואז תרד הגירסה החדשה ביותר שמתחילה ב-2 (אבל לא נעבור אוטומטית לגירסה 3).</text:p>
      <text:p text:style-name="P19">כדי לראות את רשימת התלויות של הפרוייקט שלנו, ניתן להריץ:</text:p>
      <text:p text:style-name="P79">gradle dependencies</text:p>
      <text:p text:style-name="P19">במקרה שלנו, נראה משימות שאינן תלויות בשום דבר (למשל compileOnly - קימפול המחלקות שלנו בלבד), ומשימות התלויות ב-GSON, למשל:</text:p>
      <text:p text:style-name="P79">compileClasspath - ...</text:p>
      <text:p text:style-name="P79">\--- com.google.code.gson:gson:+ -&gt; 2.8.2</text:p>
      <text:p text:style-name="P19">זה ציור של עץ קצר מאד - עם שורש אחד ועלה אחד בלבד. המשמעות היא שהקומפילציה תלויה בחבילה gson, אנחנו ביקשנו את הגירסה החדשה ביותר (+), <text:s/>וגריידל מצא שהחבילה העדכנית ביותר היא 2.8.2.</text:p>
      <text:p text:style-name="P43"><text:span text:style-name="T32">תלויות מורכבות</text:span> <text:span text:style-name="T9">- תיקייה 23</text:span></text:p>
      <text:p text:style-name="Text_20_body">בואו <text:span text:style-name="T32">נראה רכיב עם מערכת תלויות מורכבת יותר. בתיקיה 23 הוספתי את תלות ברכיב שנקרא ספארק:</text:span></text:p>
      <text:p text:style-name="P81">dependencies {</text:p>
      <text:p text:style-name="P81"><text:s text:c="4"/>compile 'com.sparkjava:spark-core:+'</text:p>
      <text:p text:style-name="P81">}</text:p>
      <text:p text:style-name="P98">הרכיב הזה מאפשר לבנות שרתי-רשת בקלות ובנוחות (הרבה יותר מהשרתים שבנינו בשיעורים הקודמים).</text:p>
      <text:p text:style-name="P25">לדוגמה ראו בקובץ src/main/java/<text:span text:style-name="T35">lesson10/</text:span>Hello.java.</text:p>
      <text:p text:style-name="P99">בקובץ build.gradle <text:s/>יש משימה בשם hello שמריצה את התוכנית הראשית בקובץ זה.</text:p>
      <text:p text:style-name="P100">נריץ gradle hello ונראה שגריידל מוריד המון חבילות, מקמפל ומריץ את התוכנה שלנו. הרצנו שרת ווב! אפשר לבדוק אותו בכתובת: <text:s text:c="2"/>http://localhost:8080/hello.</text:p>
      <text:p text:style-name="P26">נריץ gradle dependencies ונראה פתאום עץ ענק של תלויות! מתברר שהחבילה עם השם הקצר spark למעשה תלויה בהמון חבילות אחרות, כגון jetty, websocket. <text:s text:c="2"/>גריידל הוריד עבורנו את כל החבילות האלו. <text:s text:c="2"/>אילו היינו צריכים לחפש כל חבילה כזאת, להוריד אותה בעצמנו ולשים באקליפס, היה לוקח לנו שנים (טוב, אולי לא ממש שנים, אבל הרבה מאד זמן).</text:p>
      <text:p text:style-name="P44">בדיקות - תיקיה 2<text:span text:style-name="T33">4</text:span></text:p>
      <text:p text:style-name="Standard">הרצת <text:span text:style-name="T36">בדיקות היא חלק בלתי נפרד מתהליך הבניה של פרוייקטים. בגריידל מקובל לשים את הבדיקות בתיקיה נפרדת בשם test, מקבילה לתיקיה main (ראו מבנה למעלה). <text:s/></text:span></text:p>
      <text:p text:style-name="P58">כדי להריץ בדיקות JUnit אנחנו צריכים להכליל את התוסף של junit, שאפשר להוריד מ-mavenCentral באופן הבא (אם רוצים את הגירסה החדשה ביותר שמתחילה ב-4<text:span text:style-name="T37">)</text:span>:</text:p>
      <text:p text:style-name="P68">repositories {</text:p>
      <text:p text:style-name="P68"><text:s text:c="4"/>mavenCentral()</text:p>
      <text:p text:style-name="P68">}</text:p>
      <text:p text:style-name="P68">dependencies {</text:p>
      <text:p text:style-name="P68"><text:s text:c="4"/>testCompile 'junit:junit:4.+'</text:p>
      <text:p text:style-name="P68">}</text:p>
      <text:p text:style-name="P32">שימו לב: התלות היא רק עבור testCompile. כלומר מי שרוצה רק לקמפל ולהריץ את התוכנית שלנו, לא יצטרך את JUnit. <text:s/>רק מי שרוצה להריץ בדיקות יצטרך את JUnit, וגריידל יבין את זה לבד ויוריד רק את החבילות שאנחנו צריכים.<text:span text:style-name="T38"> <text:s text:c="2"/></text:span></text:p>
      <text:p text:style-name="P33">נסו בעצמכם: הריצו gradle read ותראו שאין זכר לjunit; <text:s text:c="2"/>הריצו gradle test ותראו שגריידל מוריד את junit.</text:p>
      <text:p text:style-name="P33"/>
      <text:p text:style-name="P34">אם הבדיקות לא עוברות - גריידל יודיע לנו שהבנייה נכשלה (BUILD FAILED) כי היו בדיקות שלא עברו (There were failing tests), ויתן לנו קישור לקובץ על המחשב שלנו שמראה פירוט של הבדיקות שנכשלו.</text:p>
      <text:p text:style-name="P34"/>
      <text:p text:style-name="P36"><text:span text:style-name="T2">חידה</text:span>: מה צריך לעשות כדי שגריידל יכתוב הודעה משמחת רק במקרה שכל הבדיקות עברו?</text:p>
      <text:p text:style-name="P35">תשובה: </text:p>
      <text:p text:style-name="P82">task success { <text:s/>doLast {println "All tests passed!"} }</text:p>
      <text:p text:style-name="P82">test.finalizedBy(success)</text:p>
      <text:p text:style-name="P45"><text:span text:style-name="T43">טריקים נוספים</text:span> - תיקיה 2<text:span text:style-name="T39">5</text:span></text:p>
      <text:p text:style-name="P59"><text:span text:style-name="T44">1. </text:span>אפשר לעבוד עם גריידל ועם אקליפס במקביל.<text:span text:style-name="T40"> דרך אחת לעשות זאת היא:</text:span></text:p>
      <text:p text:style-name="P60">א. להשתמש <text:span text:style-name="T41">תוסף-אקליפס מתוך קובץ גריידל</text:span>, באופן הבא:</text:p>
      <text:p text:style-name="P69">apply plugin: 'java'</text:p>
      <text:p text:style-name="P69">apply plugin: 'eclipse'</text:p>
      <text:p text:style-name="P37">ב. להריץ את המשימה gradle eclipse</text:p>
      <text:p text:style-name="P37">המשימה יוצרת קבצי הגדרת פרוייקט של אקליפס - project<text:span text:style-name="T41">, </text:span>classpath ועוד אחד<text:span text:style-name="T41"> עם שם ארוך. <text:s text:c="2"/></text:span>עכשיו, אפשר לייבא את הפרוייקט לתוך אקליפס, לעבוד לקמפל ולהריץ כרגיל.</text:p>
      <text:p text:style-name="P37"/>
      <text:p text:style-name="P88">יש גם תוסף-גריידל שאפשר להוסיף לאקליפס. הוא מוסיף את התצוגה Gradle Tasks שממנה ניתן להריץ משימות גריידל.<text:span text:style-name="T42"> <text:s/></text:span><text:span text:style-name="T4">שימו לב</text:span><text:span text:style-name="T42">: החלון מראה רק משימות שיש להן קבוצה (group). </text:span></text:p>
      <text:p text:style-name="P88"/>
      <text:p text:style-name="P89">2. <text:span text:style-name="T45">כשעובדים עם שותפים על פרוייקט גריידל, חשוב לוודא שיש להם אותה גירסת גריידל שיש לנו. לשם כך אפשר ליצור "עטיפה" ע"י הפעולה:</text:span></text:p>
      <text:p text:style-name="P87">gradle wrapper</text:p>
      <text:p text:style-name="P90">הפעולה הזאת יוצרת כמה קבצים: קובץ jar, קובץ properties, ועוד שני קבצי הרצה:</text:p>
      <text:list xml:id="list2651359626224866886" text:style-name="L4">
        <text:list-item>
          <text:p text:style-name="P91">gradlew - להרצה על מערכות מבוססות לינוקס,</text:p>
        </text:list-item>
        <text:list-item>
          <text:p text:style-name="P91">gradlew.bat - להרצה על מערכות מבוססות חלונות.</text:p>
        </text:list-item>
      </text:list>
      <text:p text:style-name="P92">אנחנו נשמור את הקבצים האלה בבקרת-תצורה (למשל גיט) יחד עם הפרוייקט. כל מי שיוריד את הפרוייקט, יוכל להריץ gradlew או gradlew.bat בהתאם למערכת ההפעלה שלו; הסקריפט יוריד ויתקין אצלו את הגירסה המתאימה של גריידל (בהתאם לגירסה שאצלנו), וכן יריץ את המשימה המתאימה עם כל התלויות שלה.</text:p>
      <text:p text:style-name="P37"/>
      <text:p text:style-name="Heading_20_2">מקורות </text:p>
      <text:list xml:id="list4722911594373553163" text:style-name="L3">
        <text:list-item>
          <text:p text:style-name="P103">Gradle for Android and Java, Udacity course:<text:span text:style-name="T5"> https://classroom.udacity.com/courses/ud867</text:span></text:p>
          <text:p text:style-name="P86"><text:line-break/></text:p>
        </text:list-item>
      </text:list>
      <text:p text:style-name="P3">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Monospace" svg:font-family="Monospace" style:font-adornments="Regular" style:font-pitch="fixed"/>
    <style:font-face style:name="David CLM" svg:font-family="'David CLM'"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style:page-number="auto" style:writing-mode="rl-tb"/>
      <style:text-properties fo:font-size="16pt" style:font-size-complex="16pt" style:font-weight-complex="normal"/>
    </style:style>
    <style:style style:name="Header" style:family="paragraph" style:parent-style-name="Standard" style:class="extra"/>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1899e3b" officeooo:paragraph-rsid="02017e74"/>
    </style:style>
    <style:style style:name="MP2" style:family="paragraph" style:parent-style-name="Footer">
      <style:paragraph-properties fo:text-align="center" style:justify-single-word="false"/>
      <style:text-properties officeooo:paragraph-rsid="02030ff5"/>
    </style:style>
    <style:style style:name="MT1" style:family="text">
      <style:text-properties fo:font-size="10pt" fo:font-style="italic" style:text-underline-style="none" officeooo:rsid="0137f4f4"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ברוך ה’ חונן הדעת</text:span> </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7-12-28T10:58:04.013892872</dc:date>
    <meta:editing-duration>P6DT16H42M46S</meta:editing-duration>
    <meta:editing-cycles>547</meta:editing-cycles>
    <meta:document-statistic meta:table-count="0" meta:image-count="0" meta:object-count="0" meta:page-count="1" meta:paragraph-count="196" meta:word-count="2009" meta:character-count="12661" meta:non-whitespace-character-count="10692"/>
  </office:meta>
</office:document-meta>
</file>